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4.735cm" fo:min-width="6.073cm"/>
    </style:style>
    <style:style style:name="gr2" style:family="graphic" style:parent-style-name="standard">
      <style:graphic-properties draw:fill="solid" draw:fill-color="#dedce6" draw:textarea-horizontal-align="justify" draw:textarea-vertical-align="middle" draw:auto-grow-height="false" fo:min-height="1.655cm" fo:min-width="5.85cm"/>
      <style:paragraph-properties style:writing-mode="lr-tb"/>
    </style:style>
    <style:style style:name="gr3" style:family="graphic" style:parent-style-name="standard">
      <style:graphic-properties draw:fill="solid" draw:fill-color="#ffd7d7" draw:textarea-horizontal-align="justify" draw:textarea-vertical-align="middle" draw:auto-grow-height="false" fo:min-height="1.655cm" fo:min-width="5.85cm"/>
      <style:paragraph-properties style:writing-mode="lr-tb"/>
    </style:style>
    <style:style style:name="gr4" style:family="graphic" style:parent-style-name="standard">
      <style:graphic-properties draw:fill="solid" draw:fill-color="#dde8cb" draw:textarea-horizontal-align="justify" draw:textarea-vertical-align="middle" draw:auto-grow-height="false" fo:min-height="1.655cm" fo:min-width="5.533cm"/>
      <style:paragraph-properties style:writing-mode="lr-tb"/>
    </style:style>
    <style:style style:name="gr5" style:family="graphic" style:parent-style-name="standard">
      <style:graphic-properties draw:fill="solid" draw:fill-color="#dedce6" draw:textarea-horizontal-align="justify" draw:textarea-vertical-align="middle" draw:auto-grow-height="false" fo:min-height="1.338cm" fo:min-width="5.85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solid" draw:fill-color="#dedce6" draw:textarea-vertical-align="middle"/>
    </style:style>
    <style:style style:name="gr7" style:family="graphic" style:parent-style-name="standard">
      <style:graphic-properties draw:fill="solid" draw:fill-color="#dde8cb" draw:textarea-horizontal-align="justify" draw:textarea-vertical-align="middle" draw:auto-grow-height="false" fo:min-height="1.654cm" fo:min-width="5.532cm"/>
      <style:paragraph-properties style:writing-mode="lr-tb"/>
    </style:style>
    <style:style style:name="gr8" style:family="graphic" style:parent-style-name="standard">
      <style:graphic-properties draw:fill="solid" draw:fill-color="#dedce6" draw:textarea-horizontal-align="justify" draw:textarea-vertical-align="middle" draw:auto-grow-height="false" fo:min-height="1.337cm" fo:min-width="5.85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fill="solid" draw:fill-color="#f7d1d5" draw:textarea-horizontal-align="justify" draw:textarea-vertical-align="middle" draw:auto-grow-height="false" fo:min-height="1.655cm" fo:min-width="5.8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7" style:family="graphic" style:parent-style-name="standard">
      <style:graphic-properties draw:fill="solid" draw:fill-color="#dde8cb" draw:textarea-horizontal-align="justify" draw:textarea-vertical-align="middle" draw:auto-grow-height="false" fo:min-height="1.973cm" fo:min-width="5.532cm"/>
      <style:paragraph-properties style:writing-mode="lr-tb"/>
    </style:style>
    <style:style style:name="gr18" style:family="graphic" style:parent-style-name="objectwithoutfill">
      <style:graphic-properties draw:marker-end="Arrowheads_20_8" draw:marker-end-width="0.3cm"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925cm" fo:min-width="3.31cm"/>
      <style:paragraph-properties style:writing-mode="lr-tb"/>
    </style:style>
    <style:style style:name="gr21" style:family="graphic" style:parent-style-name="objectwithoutfill">
      <style:graphic-properties draw:marker-end="Arrowheads_20_10" draw:marker-end-width="0.3cm" draw:fill="none" draw:textarea-vertical-align="middle"/>
    </style:style>
    <style:style style:name="gr22" style:family="graphic" style:parent-style-name="objectwithoutfill">
      <style:graphic-properties draw:marker-end="Arrowheads_20_11" draw:marker-end-width="0.3cm" draw:fill="none" draw:textarea-vertical-align="middle"/>
    </style:style>
    <style:style style:name="gr23" style:family="graphic" style:parent-style-name="standard">
      <style:graphic-properties draw:fill="solid" draw:fill-color="#f7d1d5" draw:textarea-horizontal-align="justify" draw:textarea-vertical-align="middle" draw:auto-grow-height="false" fo:min-height="1.655cm" fo:min-width="5.215cm"/>
      <style:paragraph-properties style:writing-mode="lr-tb"/>
    </style:style>
    <style:style style:name="gr24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edce6"/>
      <style:paragraph-properties fo:text-align="center"/>
    </style:style>
    <style:style style:name="P4" style:family="paragraph">
      <loext:graphic-properties draw:fill="solid" draw:fill-color="#ffd7d7"/>
      <style:paragraph-properties fo:text-align="center"/>
    </style:style>
    <style:style style:name="P5" style:family="paragraph">
      <loext:graphic-properties draw:fill="solid" draw:fill-color="#dde8cb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7d1d5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73cm" svg:height="4.985cm" svg:x="20.05cm" svg:y="15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905cm" svg:x="1.317cm" svg:y="1.317cm">
          <text:p text:style-name="P2">Entrada de dado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1.905cm" svg:x="11.16cm" svg:y="1.317cm">
          <text:p text:style-name="P2">Processamento</text:p>
          <text:p text:style-name="P2">via nuvem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033cm" svg:height="1.905cm" svg:x="13.699cm" svg:y="15.287cm">
          <text:p text:style-name="P2">Controle do robô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35cm" svg:height="1.588cm" svg:x="1.317cm" svg:y="3.539cm">
          <text:p text:style-name="P2">Voz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35cm" svg:height="1.588cm" svg:x="1.317cm" svg:y="5.762cm">
          <text:p text:style-name="P2">Celular com Android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491cm" svg:y1="5.127cm" svg:x2="4.492cm" svg:y2="5.763cm">
          <text:p/>
        </draw:line>
        <draw:custom-shape draw:style-name="gr7" draw:text-style-name="P5" draw:layer="layout" svg:width="6.032cm" svg:height="1.904cm" svg:x="20.368cm" svg:y="18.145cm">
          <text:p text:style-name="P2">Placa no robô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5cm" svg:height="1.587cm" svg:x="1.317cm" svg:y="7.985cm">
          <text:p text:style-name="P2">AVS Device SDK (?)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492cm" svg:y1="7.35cm" svg:x2="4.492cm" svg:y2="7.985cm">
          <text:p/>
        </draw:line>
        <draw:custom-shape draw:style-name="gr10" draw:text-style-name="P7" draw:layer="layout" svg:width="6.35cm" svg:height="1.905cm" svg:x="11.16cm" svg:y="3.54cm">
          <text:p text:style-name="P2">AWS IoT Core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7.35cm" svg:y1="10.842cm" svg:x2="9.255cm" svg:y2="10.842cm">
          <text:p/>
        </draw:line>
        <draw:line draw:style-name="gr11" draw:text-style-name="P6" draw:layer="layout" svg:x1="9.255cm" svg:y1="10.842cm" svg:x2="9.255cm" svg:y2="4.492cm">
          <text:p text:style-name="P2"/>
        </draw:line>
        <draw:line draw:style-name="gr12" draw:text-style-name="P6" draw:layer="layout" svg:x1="9.255cm" svg:y1="4.492cm" svg:x2="11.16cm" svg:y2="4.492cm">
          <text:p/>
        </draw:line>
        <draw:custom-shape draw:style-name="gr5" draw:text-style-name="P3" draw:layer="layout" svg:width="6.35cm" svg:height="1.588cm" svg:x="1.317cm" svg:y="10.207cm">
          <text:p text:style-name="P2">Alexa Voice Service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4.492cm" svg:y1="9.572cm" svg:x2="4.492cm" svg:y2="10.208cm">
          <text:p text:style-name="P2"/>
        </draw:line>
        <draw:custom-shape draw:style-name="gr10" draw:text-style-name="P7" draw:layer="layout" svg:width="6.35cm" svg:height="1.905cm" svg:x="11.16cm" svg:y="6.715cm">
          <text:p text:style-name="P2">Aplicação de robô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4.335cm" svg:y1="5.445cm" svg:x2="14.335cm" svg:y2="6.715cm">
          <text:p text:style-name="P2"/>
        </draw:line>
        <draw:frame draw:style-name="gr15" draw:text-style-name="P8" draw:layer="layout" svg:width="2.54cm" svg:height="0.962cm" svg:x="14.335cm" svg:y="5.445cm">
          <draw:text-box>
            <text:p>MQTT</text:p>
          </draw:text-box>
        </draw:frame>
        <draw:frame draw:style-name="gr16" draw:text-style-name="P8" draw:layer="layout" svg:width="3.175cm" svg:height="2.223cm" svg:x="7.985cm" svg:y="2.904cm">
          <draw:text-box>
            <text:p>Alexa Message</text:p>
          </draw:text-box>
        </draw:frame>
        <draw:custom-shape draw:style-name="gr17" draw:text-style-name="P5" draw:layer="layout" svg:width="6.032cm" svg:height="2.223cm" svg:x="20.368cm" svg:y="15.604cm">
          <text:p text:style-name="P2">Sistema Operacional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35cm" svg:height="1.905cm" svg:x="11.16cm" svg:y="9.89cm">
          <text:p text:style-name="P2">AWS RoboMaker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3.382cm" svg:y1="8.62cm" svg:x2="13.382cm" svg:y2="9.89cm">
          <text:p/>
        </draw:line>
        <draw:line draw:style-name="gr19" draw:text-style-name="P6" draw:layer="layout" svg:x1="15.287cm" svg:y1="9.89cm" svg:x2="15.287cm" svg:y2="8.62cm">
          <text:p/>
        </draw:line>
        <draw:custom-shape draw:style-name="gr20" draw:text-style-name="P2" draw:layer="layout" svg:width="3.81cm" svg:height="3.175cm" svg:x="21.637cm" svg:y="9.255cm">
          <text:p text:style-name="P2">?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7.51cm" svg:y1="10.842cm" svg:x2="21.637cm" svg:y2="10.842cm">
          <text:p/>
        </draw:line>
        <draw:line draw:style-name="gr22" draw:text-style-name="P6" draw:layer="layout" svg:x1="23.542cm" svg:y1="12.43cm" svg:x2="23.542cm" svg:y2="15.287cm">
          <text:p/>
        </draw:line>
        <draw:custom-shape draw:style-name="gr23" draw:text-style-name="P7" draw:layer="layout" svg:width="5.715cm" svg:height="1.905cm" svg:x="19.097cm" svg:y="3.54cm">
          <text:p text:style-name="P2">Criação de</text:p>
          <text:p text:style-name="P2">IoT <text:span text:style-name="T1">Thing</text:span></text:p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9.097cm" svg:y1="4.492cm" svg:x2="17.51cm" svg:y2="4.49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8T14:31:02.593000000</meta:creation-date>
    <dc:date>2020-12-09T03:04:26.493000000</dc:date>
    <meta:editing-duration>PT21M9S</meta:editing-duration>
    <meta:editing-cycles>4</meta:editing-cycles>
    <meta:generator>LibreOffice/7.0.0.3$Windows_X86_64 LibreOffice_project/8061b3e9204bef6b321a21033174034a5e2ea88e</meta:generator>
    <meta:document-statistic meta:object-count="29"/>
  </office:meta>
</office:document-meta>
</file>